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0625in"/>
    </style:style>
    <style:style style:name="Table18.H" style:family="table-column">
      <style:table-column-properties style:column-width="5.3854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79in" fo:margin-left="0in" table:align="left" style:writing-mode="lr-tb"/>
    </style:style>
    <style:style style:name="Table6.A" style:family="table-column">
      <style:table-column-properties style:column-width="0.4958in"/>
    </style:style>
    <style:style style:name="Table6.B" style:family="table-column">
      <style:table-column-properties style:column-width="0.5063in"/>
    </style:style>
    <style:style style:name="Table6.D" style:family="table-column">
      <style:table-column-properties style:column-width="0.5021in"/>
    </style:style>
    <style:style style:name="Table6.E" style:family="table-column">
      <style:table-column-properties style:column-width="0.5in"/>
    </style:style>
    <style:style style:name="Table6.G" style:family="table-column">
      <style:table-column-properties style:column-width="1.0625in"/>
    </style:style>
    <style:style style:name="Table6.H" style:family="table-column">
      <style:table-column-properties style:column-width="5.3854in"/>
    </style:style>
    <style:style style:name="Table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H1" style:family="table-cell">
      <style:table-cell-properties style:vertical-align="middle" fo:background-color="#cccccc"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Table_20_Heading">
      <style:paragraph-properties fo:text-align="center" style:justify-single-word="false"/>
    </style:style>
    <style:style style:name="P11" style:family="paragraph" style:parent-style-name="Standard" style:list-style-name="L3"/>
    <style:style style:name="P12" style:family="paragraph" style:parent-style-name="Standard" style:list-style-name="L3">
      <style:text-properties style:font-name="Times New Roman1"/>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rsid="0023235b" officeooo:paragraph-rsid="0023235b"/>
    </style:style>
    <style:style style:name="P15" style:family="paragraph" style:parent-style-name="Standard">
      <style:text-properties officeooo:paragraph-rsid="002344ff"/>
    </style:style>
    <style:style style:name="P16" style:family="paragraph" style:parent-style-name="Heading_20_1">
      <style:text-properties officeooo:rsid="0020fe5a" officeooo:paragraph-rsid="0020fe5a"/>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Header">
      <style:paragraph-properties fo:text-align="center" style:justify-single-word="false" style:snap-to-layout-grid="false"/>
      <style:text-properties style:font-name="Arial1" fo:font-size="14pt" fo:font-weight="bold" officeooo:rsid="0023ee71" officeooo:paragraph-rsid="0023ee71" style:font-size-asian="14pt" style:font-weight-asian="bold"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Contents_20_1">
      <style:paragraph-properties>
        <style:tab-stops>
          <style:tab-stop style:position="9.4252in" style:type="right" style:leader-style="dotted" style:leader-text="."/>
        </style:tab-stops>
      </style:paragraph-properties>
    </style:style>
    <style:style style:name="P24" style:family="paragraph" style:parent-style-name="Contents_20_2">
      <style:paragraph-properties>
        <style:tab-stops>
          <style:tab-stop style:position="9.4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62254" style:font-size-asian="8pt" style:font-size-complex="8pt"/>
    </style:style>
    <style:style style:name="T4" style:family="text">
      <style:text-properties fo:font-size="8pt" officeooo:rsid="0026d676"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text-underline-style="solid" style:text-underline-width="auto" style:text-underline-color="font-color"/>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font-name="Helvetica"/>
    </style:style>
    <style:style style:name="T11" style:family="text">
      <style:text-properties style:font-name="Helvetica" fo:font-size="14pt" style:font-size-asian="14pt" style:font-size-complex="14pt"/>
    </style:style>
    <style:style style:name="T12" style:family="text">
      <style:text-properties officeooo:rsid="001f6b1f"/>
    </style:style>
    <style:style style:name="T13" style:family="text">
      <style:text-properties officeooo:rsid="001f9756"/>
    </style:style>
    <style:style style:name="T14" style:family="text">
      <style:text-properties officeooo:rsid="0022dccb"/>
    </style:style>
    <style:style style:name="T15" style:family="text">
      <style:text-properties officeooo:rsid="0024a7fb"/>
    </style:style>
    <style:style style:name="T16" style:family="text">
      <style:text-properties officeooo:rsid="0026d676"/>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text:span text:style-name="T15">standard</text:span> describes the format and allocation of OpenLCB 48-bit Unique Identifiers. It is not specific to any wire protocol.</text:p>
      <text:h text:style-name="P16" text:outline-level="1">Intended Use</text:h>
      <text:p text:style-name="P15">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Informative)</text:h>
      <text:p text:style-name="Standard">This specification is in the context of the following OpenLCB Standards:</text:p>
      <text:list xml:id="list6697296572852147256" text:style-name="L3">
        <text:list-item>
          <text:p text:style-name="P12">The Message Network Standard, which <text:span text:style-name="T9">defines the basic messages and how they interact. Higher-level protocols are based on this message network, but are defined elsewhere.</text:span></text:p>
        </text:list-item>
        <text:list-item>
          <text:p text:style-name="P11">The Event Identification Standard, which defines the well-known Events Identifiers.</text:p>
        </text:list-item>
      </text:list>
      <text:h text:style-name="Heading_20_1" text:outline-level="1">Format</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P15">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0">Byte 1</text:p>
          </table:table-cell>
          <table:table-cell table:style-name="Table14.A1" office:value-type="string">
            <text:p text:style-name="P10">Byte 2</text:p>
          </table:table-cell>
          <table:table-cell table:style-name="Table14.A1" office:value-type="string">
            <text:p text:style-name="P10">Byte 3</text:p>
          </table:table-cell>
          <table:table-cell table:style-name="Table14.A1" office:value-type="string">
            <text:p text:style-name="P10">Byte 4</text:p>
          </table:table-cell>
          <table:table-cell table:style-name="Table14.A1" office:value-type="string">
            <text:p text:style-name="P10">Byte 5</text:p>
          </table:table-cell>
          <table:table-cell table:style-name="Table14.A1" office:value-type="string">
            <text:p text:style-name="P10">Byte 6</text:p>
          </table:table-cell>
          <table:table-cell table:style-name="Table14.A1" office:value-type="string">
            <text:p text:style-name="P10">Organization</text:p>
          </table:table-cell>
          <table:table-cell table:style-name="Table14.H1" office:value-type="string">
            <text:p text:style-name="P10">Comment</text:p>
          </table:table-cell>
        </table:table-row>
        <table:table-row>
          <table:table-cell table:style-name="Table14.C11" office:value-type="string">
            <text:p text:style-name="P6">00</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Reserved, leading zero indicates uninitialized or non-standard Node ID</text:p>
          </table:table-cell>
        </table:table-row>
        <table:table-row>
          <table:table-cell table:style-name="Table14.C11" office:value-type="string">
            <text:p text:style-name="P6">01</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Reserved for well-known global identifiers</text:p>
          </table:table-cell>
        </table:table-row>
        <table:table-row>
          <table:table-cell table:style-name="Table14.C11" office:value-type="string">
            <text:p text:style-name="P6">02</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Manufacturer Specific Assignments</text:p>
          </table:table-cell>
        </table:table-row>
        <table:table-row>
          <table:table-cell table:style-name="Table14.C11" office:value-type="string">
            <text:p text:style-name="P6">03</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Self-assigning groups space</text:p>
          </table:table-cell>
        </table:table-row>
        <table:table-row>
          <table:table-cell table:style-name="Table14.C11" office:value-type="string">
            <text:p text:style-name="P6">04</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Individual Unique Identifiers allocated by automatic requests</text:p>
          </table:table-cell>
        </table:table-row>
        <table:table-row>
          <table:table-cell table:style-name="Table14.C11" office:value-type="string">
            <text:p text:style-name="P6">05</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Specifically assigned ranges</text:p>
          </table:table-cell>
        </table:table-row>
        <table:table-row>
          <table:table-cell table:style-name="Table14.C11" office:value-type="string">
            <text:p text:style-name="P6">06</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Locomotive control systems (deprecated, may be reassigned in the future)</text:p>
          </table:table-cell>
        </table:table-row>
        <table:table-row>
          <table:table-cell table:style-name="Table14.C11" office:value-type="string">
            <text:p text:style-name="P6">07</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tentative) RFID and NFC messages as events</text:p>
          </table:table-cell>
        </table:table-row>
        <table:table-row>
          <table:table-cell table:style-name="Table14.C11" office:value-type="string">
            <text:p text:style-name="P6">08</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Temporary individually Unique Identifiers leased by automatic requests</text:p>
          </table:table-cell>
        </table:table-row>
        <table:table-row>
          <table:table-cell table:style-name="Table14.C11" office:value-type="string">
            <text:p text:style-name="P6">FF</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7">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10">Byte 1</text:p>
            </table:table-cell>
            <table:table-cell table:style-name="Table15.A1" office:value-type="string">
              <text:p text:style-name="P10">Byte 2</text:p>
            </table:table-cell>
            <table:table-cell table:style-name="Table15.A1" office:value-type="string">
              <text:p text:style-name="P10">Byte 3</text:p>
            </table:table-cell>
            <table:table-cell table:style-name="Table15.A1" office:value-type="string">
              <text:p text:style-name="P10">Byte 4</text:p>
            </table:table-cell>
            <table:table-cell table:style-name="Table15.A1" office:value-type="string">
              <text:p text:style-name="P10">Byte 5</text:p>
            </table:table-cell>
            <table:table-cell table:style-name="Table15.A1" office:value-type="string">
              <text:p text:style-name="P10">Byte 6</text:p>
            </table:table-cell>
            <table:table-cell table:style-name="Table15.A1" office:value-type="string">
              <text:p text:style-name="P10">Organization</text:p>
            </table:table-cell>
            <table:table-cell table:style-name="Table15.H1" office:value-type="string">
              <text:p text:style-name="P10">Comment</text:p>
            </table:table-cell>
          </table:table-row>
        </table:table-header-rows>
        <table:table-row table:style-name="Table15.1">
          <table:table-cell table:style-name="Table15.C2" office:value-type="string">
            <text:p text:style-name="P6">00</text:p>
          </table:table-cell>
          <table:table-cell table:style-name="Table15.B2" office:value-type="string">
            <text:p text:style-name="P6">00</text:p>
          </table:table-cell>
          <table:table-cell table:style-name="Table15.C2" office:value-type="string">
            <text:p text:style-name="P6">00</text:p>
          </table:table-cell>
          <table:table-cell table:style-name="Table15.D2" office:value-type="string">
            <text:p text:style-name="P6">00</text:p>
          </table:table-cell>
          <table:table-cell table:style-name="Table15.F2" office:value-type="string">
            <text:p text:style-name="P6">00</text:p>
          </table:table-cell>
          <table:table-cell table:style-name="Table15.F2" office:value-type="string">
            <text:p text:style-name="P6">00</text:p>
          </table:table-cell>
          <table:table-cell table:style-name="Table15.G2" office:value-type="string">
            <text:p text:style-name="P6">OpenLCB</text:p>
          </table:table-cell>
          <table:table-cell table:style-name="Table15.H2" office:value-type="string">
            <text:p text:style-name="P7">Convenient value for “no valid Node ID assigned”</text:p>
          </table:table-cell>
        </table:table-row>
      </table:table>
      <text:p text:style-name="Standard"/>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0">Byte 1</text:p>
          </table:table-cell>
          <table:table-cell table:style-name="Table3.A1" office:value-type="string">
            <text:p text:style-name="P10">Byte 2</text:p>
          </table:table-cell>
          <table:table-cell table:style-name="Table3.A1" office:value-type="string">
            <text:p text:style-name="P10">Byte 3</text:p>
          </table:table-cell>
          <table:table-cell table:style-name="Table3.A1" office:value-type="string">
            <text:p text:style-name="P10">Byte 4</text:p>
          </table:table-cell>
          <table:table-cell table:style-name="Table3.A1" office:value-type="string">
            <text:p text:style-name="P10">Byte 5</text:p>
          </table:table-cell>
          <table:table-cell table:style-name="Table3.A1" office:value-type="string">
            <text:p text:style-name="P10">Byte 6</text:p>
          </table:table-cell>
          <table:table-cell table:style-name="Table3.A1" office:value-type="string">
            <text:p text:style-name="P10">Organization</text:p>
          </table:table-cell>
          <table:table-cell table:style-name="Table3.H1" office:value-type="string">
            <text:p text:style-name="P10">Comment</text:p>
          </table:table-cell>
        </table:table-row>
        <table:table-row>
          <table:table-cell table:style-name="Table3.C8" office:value-type="string">
            <text:p text:style-name="P6">01</text:p>
          </table:table-cell>
          <table:table-cell table:style-name="Table3.B8" office:value-type="string">
            <text:p text:style-name="P6">01</text:p>
          </table:table-cell>
          <table:table-cell table:style-name="Table3.C8" office:value-type="string">
            <text:p text:style-name="P6">00</text:p>
          </table:table-cell>
          <table:table-cell table:style-name="Table3.D8" office:value-type="string">
            <text:p text:style-name="P6">00</text:p>
          </table:table-cell>
          <table:table-cell table:style-name="Table3.F8" office:value-type="string">
            <text:p text:style-name="P6">00</text:p>
          </table:table-cell>
          <table:table-cell table:style-name="Table3.F8" office:value-type="string">
            <text:p text:style-name="P6">00</text:p>
          </table:table-cell>
          <table:table-cell table:style-name="Table3.G8" office:value-type="string">
            <text:p text:style-name="P6">OpenLCB</text:p>
          </table:table-cell>
          <table:table-cell table:style-name="Table3.H8" office:value-type="string">
            <text:p text:style-name="P7">Reserved for well-known Event Identifiers. <text:s/>See Event Identifiers Standard.</text:p>
          </table:table-cell>
        </table:table-row>
        <table:table-row>
          <table:table-cell table:style-name="Table3.C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00</text:p>
          </table:table-cell>
          <table:table-cell table:style-name="Table3.E5" table:number-columns-spanned="2" office:value-type="string">
            <text:p text:style-name="P6">Node ID</text:p>
          </table:table-cell>
          <table:covered-table-cell/>
          <table:table-cell table:style-name="Table3.G8" office:value-type="string">
            <text:p text:style-name="P6">MERG</text:p>
          </table:table-cell>
          <table:table-cell table:style-name="Table3.H8" office:value-type="string">
            <text:p text:style-name="P7">Reserved for CBUS-defined Event Identifiers (ON state). <text:s/>See Event Identifiers Standard.</text:p>
          </table:table-cell>
        </table:table-row>
        <table:table-row>
          <table:table-cell table:style-name="Table3.C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01</text:p>
          </table:table-cell>
          <table:table-cell table:style-name="Table3.E5" table:number-columns-spanned="2" office:value-type="string">
            <text:p text:style-name="P6">Node ID</text:p>
          </table:table-cell>
          <table:covered-table-cell/>
          <table:table-cell table:style-name="Table3.G8" office:value-type="string">
            <text:p text:style-name="P6">MERG</text:p>
          </table:table-cell>
          <table:table-cell table:style-name="Table3.H8" office:value-type="string">
            <text:p text:style-name="P7">Reserved for CBUS-defined Event Identifiers (OFF state). <text:s/>See Event Identifiers Standard.</text:p>
          </table:table-cell>
        </table:table-row>
        <table:table-row>
          <table:table-cell table:style-name="Table3.C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text:p>
          </table:table-cell>
          <table:table-cell table:style-name="Table3.E5" table:number-columns-spanned="2" office:value-type="string">
            <text:p text:style-name="P6">Node ID</text:p>
          </table:table-cell>
          <table:covered-table-cell/>
          <table:table-cell table:style-name="Table3.G8" office:value-type="string">
            <text:p text:style-name="P6">MERG</text:p>
          </table:table-cell>
          <table:table-cell table:style-name="Table3.H8" office:value-type="string">
            <text:p text:style-name="P7">Reserved for CBUS-defined future expansion.</text:p>
          </table:table-cell>
        </table:table-row>
        <table:table-row>
          <table:table-cell table:style-name="Table3.C8" office:value-type="string">
            <text:p text:style-name="P6">01</text:p>
          </table:table-cell>
          <table:table-cell table:style-name="Table3.B8" office:value-type="string">
            <text:p text:style-name="P6">63</text:p>
          </table:table-cell>
          <table:table-cell table:style-name="Table3.C8" office:value-type="string">
            <text:p text:style-name="P6">*</text:p>
          </table:table-cell>
          <table:table-cell table:style-name="Table3.D8" office:value-type="string">
            <text:p text:style-name="P6">*</text:p>
          </table:table-cell>
          <table:table-cell table:style-name="Table3.F8" office:value-type="string">
            <text:p text:style-name="P6">*</text:p>
          </table:table-cell>
          <table:table-cell table:style-name="Table3.F8" office:value-type="string">
            <text:p text:style-name="P6">*</text:p>
          </table:table-cell>
          <table:table-cell table:style-name="Table3.G8" office:value-type="string">
            <text:p text:style-name="P6">OpenLCB</text:p>
          </table:table-cell>
          <table:table-cell table:style-name="Table3.H8" office:value-type="string">
            <text:p text:style-name="P7">XpressNet translation</text:p>
          </table:table-cell>
        </table:table-row>
        <table:table-row>
          <table:table-cell table:style-name="Table3.C8" office:value-type="string">
            <text:p text:style-name="P6">01</text:p>
          </table:table-cell>
          <table:table-cell table:style-name="Table3.B8" office:value-type="string">
            <text:p text:style-name="P6">81</text:p>
          </table:table-cell>
          <table:table-cell table:style-name="Table3.C8" office:value-type="string">
            <text:p text:style-name="P6">*</text:p>
          </table:table-cell>
          <table:table-cell table:style-name="Table3.D8" office:value-type="string">
            <text:p text:style-name="P6">*</text:p>
          </table:table-cell>
          <table:table-cell table:style-name="Table3.F8" office:value-type="string">
            <text:p text:style-name="P6">*</text:p>
          </table:table-cell>
          <table:table-cell table:style-name="Table3.F8" office:value-type="string">
            <text:p text:style-name="P6">*</text:p>
          </table:table-cell>
          <table:table-cell table:style-name="Table3.G8" office:value-type="string">
            <text:p text:style-name="P6">OpenLCB</text:p>
          </table:table-cell>
          <table:table-cell table:style-name="Table3.H8" office:value-type="string">
            <text:p text:style-name="P7">LocoNet translation</text:p>
          </table:table-cell>
        </table:table-row>
        <table:table-row>
          <table:table-cell table:style-name="Table3.C8" office:value-type="string">
            <text:p text:style-name="P6">01</text:p>
          </table:table-cell>
          <table:table-cell table:style-name="Table3.B8" office:value-type="string">
            <text:p text:style-name="P6">EE</text:p>
          </table:table-cell>
          <table:table-cell table:style-name="Table3.C8" office:value-type="string">
            <text:p text:style-name="P6">*</text:p>
          </table:table-cell>
          <table:table-cell table:style-name="Table3.D8" office:value-type="string">
            <text:p text:style-name="P6">*</text:p>
          </table:table-cell>
          <table:table-cell table:style-name="Table3.F8" office:value-type="string">
            <text:p text:style-name="P6">*</text:p>
          </table:table-cell>
          <table:table-cell table:style-name="Table3.F8" office:value-type="string">
            <text:p text:style-name="P6">*</text:p>
          </table:table-cell>
          <table:table-cell table:style-name="Table3.G8" office:value-type="string">
            <text:p text:style-name="P6">OpenLCB</text:p>
          </table:table-cell>
          <table:table-cell table:style-name="Table3.H8" office:value-type="string">
            <text:p text:style-name="P7">DCC Translation</text:p>
          </table:table-cell>
        </table:table-row>
      </table:table>
      <text:p text:style-name="Standard"/>
      <text:h text:style-name="Heading_20_2" text:outline-level="2">Manufacture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0">Byte 1</text:p>
          </table:table-cell>
          <table:table-cell table:style-name="Table7.A1" office:value-type="string">
            <text:p text:style-name="P10">Byte 2</text:p>
          </table:table-cell>
          <table:table-cell table:style-name="Table7.A1" office:value-type="string">
            <text:p text:style-name="P10">Byte 3</text:p>
          </table:table-cell>
          <table:table-cell table:style-name="Table7.A1" office:value-type="string">
            <text:p text:style-name="P10">Byte 4</text:p>
          </table:table-cell>
          <table:table-cell table:style-name="Table7.A1" office:value-type="string">
            <text:p text:style-name="P10">Byte 5</text:p>
          </table:table-cell>
          <table:table-cell table:style-name="Table7.A1" office:value-type="string">
            <text:p text:style-name="P10">Byte 6</text:p>
          </table:table-cell>
          <table:table-cell table:style-name="Table7.A1" office:value-type="string">
            <text:p text:style-name="P10">Organization</text:p>
          </table:table-cell>
          <table:table-cell table:style-name="Table7.H1" office:value-type="string">
            <text:p text:style-name="P10">Comment</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DCC ID</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DCC Manufacturer</text:p>
          </table:table-cell>
          <table:table-cell table:style-name="Table7.H6" office:value-type="string">
            <text:p text:style-name="P7">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0D</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DIY</text:p>
          </table:table-cell>
          <table:table-cell table:style-name="Table7.H6" office:value-type="string">
            <text:p text:style-name="P7">Do-It-Yourself (shared unmanaged space, not recommended for individual use)</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12</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JMRI</text:p>
          </table:table-cell>
          <table:table-cell table:style-name="Table7.H6" office:value-type="string">
            <text:p text:style-name="P7">JMRI (for use in software solutions)</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14">A5</text:p>
          </table:table-cell>
          <table:table-cell table:style-name="Table7.D6" office:value-type="string">
            <text:p text:style-name="P6">*</text:p>
          </table:table-cell>
          <table:table-cell table:style-name="Table7.E5" table:number-columns-spanned="2" office:value-type="string">
            <text:p text:style-name="P6">Node ID</text:p>
          </table:table-cell>
          <table:covered-table-cell/>
          <table:table-cell table:style-name="Table7.G6" office:value-type="string">
            <text:p text:style-name="P6">MERG</text:p>
          </table:table-cell>
          <table:table-cell table:style-name="Table7.H6" office:value-type="string">
            <text:p text:style-name="P7">MERG Node ID translation</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EE</text:p>
          </table:table-cell>
          <table:table-cell table:style-name="Table7.D6" office:value-type="string">
            <text:p text:style-name="P6">*</text:p>
          </table:table-cell>
          <table:table-cell table:style-name="Table7.F6" office:value-type="string">
            <text:p text:style-name="P6">*</text:p>
          </table:table-cell>
          <table:table-cell table:style-name="Table7.F6" office:value-type="string">
            <text:p text:style-name="P6">*</text:p>
          </table:table-cell>
          <table:table-cell table:style-name="Table7.G6" office:value-type="string">
            <text:p text:style-name="P6">NMRA</text:p>
          </table:table-cell>
          <table:table-cell table:style-name="Table7.H6" office:value-type="string">
            <text:p text:style-name="P7">NMRA Reserved <text:span text:style-name="T14">(for extended manufacture ID numbers)</text:span></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0">Byte 1</text:p>
            </table:table-cell>
            <table:table-cell table:style-name="Table16.A1" office:value-type="string">
              <text:p text:style-name="P10">Byte 2</text:p>
            </table:table-cell>
            <table:table-cell table:style-name="Table16.A1" office:value-type="string">
              <text:p text:style-name="P10">Byte 3</text:p>
            </table:table-cell>
            <table:table-cell table:style-name="Table16.A1" office:value-type="string">
              <text:p text:style-name="P10">Byte 4</text:p>
            </table:table-cell>
            <table:table-cell table:style-name="Table16.A1" office:value-type="string">
              <text:p text:style-name="P10">Byte 5</text:p>
            </table:table-cell>
            <table:table-cell table:style-name="Table16.A1" office:value-type="string">
              <text:p text:style-name="P10">Byte 6</text:p>
            </table:table-cell>
            <table:table-cell table:style-name="Table16.A1" office:value-type="string">
              <text:p text:style-name="P10">Organization</text:p>
            </table:table-cell>
            <table:table-cell table:style-name="Table16.H1" office:value-type="string">
              <text:p text:style-name="P10">Comment</text:p>
            </table:table-cell>
          </table:table-row>
        </table:table-header-rows>
        <table:table-row table:style-name="Table16.1">
          <table:table-cell table:style-name="Table16.A4" office:value-type="string">
            <text:p text:style-name="P6">03</text:p>
          </table:table-cell>
          <table:table-cell table:style-name="Table16.B4" office:value-type="string">
            <text:p text:style-name="P6">00</text:p>
          </table:table-cell>
          <table:table-cell table:style-name="Table16.C3" table:number-columns-spanned="3" office:value-type="string">
            <text:p text:style-name="P6">Membership Number</text:p>
          </table:table-cell>
          <table:covered-table-cell/>
          <table:covered-table-cell/>
          <table:table-cell table:style-name="Table16.F3" office:value-type="string">
            <text:p text:style-name="P6">*</text:p>
          </table:table-cell>
          <table:table-cell table:style-name="Table16.G4" office:value-type="string">
            <text:p text:style-name="P6">NMRA</text:p>
          </table:table-cell>
          <table:table-cell table:style-name="Table16.H4" office:value-type="string">
            <text:p text:style-name="P7">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6">03</text:p>
          </table:table-cell>
          <table:table-cell table:style-name="Table16.B4" office:value-type="string">
            <text:p text:style-name="P6">04</text:p>
          </table:table-cell>
          <table:table-cell table:style-name="Table16.C3" table:number-columns-spanned="3" office:value-type="string">
            <text:p text:style-name="P6">Membership Number</text:p>
          </table:table-cell>
          <table:covered-table-cell/>
          <table:covered-table-cell/>
          <table:table-cell table:style-name="Table16.F3" office:value-type="string">
            <text:p text:style-name="P6">*</text:p>
          </table:table-cell>
          <table:table-cell table:style-name="Table16.G4" office:value-type="string">
            <text:p text:style-name="P6">MERG</text:p>
          </table:table-cell>
          <table:table-cell table:style-name="Table16.H4" office:value-type="string">
            <text:p text:style-name="P7">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6">03</text:p>
          </table:table-cell>
          <table:table-cell table:style-name="Table16.B4" office:value-type="string">
            <text:p text:style-name="P6">08</text:p>
          </table:table-cell>
          <table:table-cell table:style-name="Table16.C4" table:number-columns-spanned="2" office:value-type="string">
            <text:p text:style-name="P6">Layout ID</text:p>
          </table:table-cell>
          <table:covered-table-cell/>
          <table:table-cell table:style-name="Table16.E4" table:number-columns-spanned="2" office:value-type="string">
            <text:p text:style-name="P6">Node ID</text:p>
          </table:table-cell>
          <table:covered-table-cell/>
          <table:table-cell table:style-name="Table16.G4" office:value-type="string">
            <text:p text:style-name="P6">MERG</text:p>
          </table:table-cell>
          <table:table-cell table:style-name="Table16.H4" office:value-type="string">
            <text:p text:style-name="P7">CBUS – for mapping existing modules, using the Layout ID defined by CBUS</text:p>
          </table:table-cell>
        </table:table-row>
      </table:table>
      <text:p text:style-name="Standard"><text:soft-page-break/></text:p>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0">Byte 1</text:p>
          </table:table-cell>
          <table:table-cell table:style-name="Table17.A1" office:value-type="string">
            <text:p text:style-name="P10">Byte 2</text:p>
          </table:table-cell>
          <table:table-cell table:style-name="Table17.A1" office:value-type="string">
            <text:p text:style-name="P10">Byte 3</text:p>
          </table:table-cell>
          <table:table-cell table:style-name="Table17.A1" office:value-type="string">
            <text:p text:style-name="P10">Byte 4</text:p>
          </table:table-cell>
          <table:table-cell table:style-name="Table17.A1" office:value-type="string">
            <text:p text:style-name="P10">Byte 5</text:p>
          </table:table-cell>
          <table:table-cell table:style-name="Table17.A1" office:value-type="string">
            <text:p text:style-name="P10">Byte 6</text:p>
          </table:table-cell>
          <table:table-cell table:style-name="Table17.A1" office:value-type="string">
            <text:p text:style-name="P10">Organization</text:p>
          </table:table-cell>
          <table:table-cell table:style-name="Table17.H1" office:value-type="string">
            <text:p text:style-name="P10">Comment</text:p>
          </table:table-cell>
        </table:table-row>
        <table:table-row>
          <table:table-cell table:style-name="Table17.C3" office:value-type="string">
            <text:p text:style-name="P6">04</text:p>
          </table:table-cell>
          <table:table-cell table:style-name="Table17.B3" office:value-type="string">
            <text:p text:style-name="P6">00</text:p>
          </table:table-cell>
          <table:table-cell table:style-name="Table17.C3" office:value-type="string">
            <text:p text:style-name="P6">00</text:p>
          </table:table-cell>
          <table:table-cell table:style-name="Table17.D3" table:number-columns-spanned="3" office:value-type="string">
            <text:p text:style-name="P6">Sequentially Assigned Values</text:p>
          </table:table-cell>
          <table:covered-table-cell/>
          <table:covered-table-cell/>
          <table:table-cell table:style-name="Table17.G3" office:value-type="string">
            <text:p text:style-name="P6">OpenLCB</text:p>
          </table:table-cell>
          <table:table-cell table:style-name="Table17.H3" office:value-type="string">
            <text:p text:style-name="P7">Allocated through OpenLCB.org</text:p>
          </table:table-cell>
        </table:table-row>
        <table:table-row>
          <table:table-cell table:style-name="Table17.C3" office:value-type="string">
            <text:p text:style-name="P6">04</text:p>
          </table:table-cell>
          <table:table-cell table:style-name="Table17.B3" office:value-type="string">
            <text:p text:style-name="P6">00</text:p>
          </table:table-cell>
          <table:table-cell table:style-name="Table17.C3" office:value-type="string">
            <text:p text:style-name="P6">*</text:p>
          </table:table-cell>
          <table:table-cell table:style-name="Table17.D3" table:number-columns-spanned="3" office:value-type="string">
            <text:p text:style-name="P6">Sequentially Assigned Values</text:p>
          </table:table-cell>
          <table:covered-table-cell/>
          <table:covered-table-cell/>
          <table:table-cell table:style-name="Table17.G3" office:value-type="string">
            <text:p text:style-name="P6">OpenLCB</text:p>
          </table:table-cell>
          <table:table-cell table:style-name="Table17.H3" office:value-type="string">
            <text:p text:style-name="P7">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0">Byte 1</text:p>
            </table:table-cell>
            <table:table-cell table:style-name="Table18.A1" office:value-type="string">
              <text:p text:style-name="P10">Byte 2</text:p>
            </table:table-cell>
            <table:table-cell table:style-name="Table18.A1" office:value-type="string">
              <text:p text:style-name="P10">Byte 3</text:p>
            </table:table-cell>
            <table:table-cell table:style-name="Table18.A1" office:value-type="string">
              <text:p text:style-name="P10">Byte 4</text:p>
            </table:table-cell>
            <table:table-cell table:style-name="Table18.A1" office:value-type="string">
              <text:p text:style-name="P10">Byte 5</text:p>
            </table:table-cell>
            <table:table-cell table:style-name="Table18.A1" office:value-type="string">
              <text:p text:style-name="P10">Byte 6</text:p>
            </table:table-cell>
            <table:table-cell table:style-name="Table18.A1" office:value-type="string">
              <text:p text:style-name="P10">Organization</text:p>
            </table:table-cell>
            <table:table-cell table:style-name="Table18.H1" office:value-type="string">
              <text:p text:style-name="P10">Comment</text:p>
            </table:table-cell>
          </table:table-row>
        </table:table-header-rows>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0</text:p>
          </table:table-cell>
          <table:table-cell table:style-name="Table18.D28" office:value-type="string">
            <text:p text:style-name="P6">00</text:p>
          </table:table-cell>
          <table:table-cell table:style-name="Table18.F26" office:value-type="string">
            <text:p text:style-name="P6">*</text:p>
          </table:table-cell>
          <table:table-cell table:style-name="Table18.F26" office:value-type="string">
            <text:p text:style-name="P6">*</text:p>
          </table:table-cell>
          <table:table-cell table:style-name="Table18.G29" office:value-type="string">
            <text:p text:style-name="P6">OpenLCB</text:p>
          </table:table-cell>
          <table:table-cell table:style-name="Table18.H29" office:value-type="string">
            <text:p text:style-name="P7">8-bit assigned ranges. <text:s/>Byte 5 is designated by the OpenLCB group and 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1</text:p>
          </table:table-cell>
          <table:table-cell table:style-name="Table18.F26" office:value-type="string">
            <text:p text:style-name="P6">*</text:p>
          </table:table-cell>
          <table:table-cell table:style-name="Table18.G29" office:value-type="string">
            <text:p text:style-name="P6">David Harris</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2</text:p>
          </table:table-cell>
          <table:table-cell table:style-name="Table18.F26" office:value-type="string">
            <text:p text:style-name="P6">*</text:p>
          </table:table-cell>
          <table:table-cell table:style-name="Table18.G29" office:value-type="string">
            <text:p text:style-name="P6">Alex Shepherd</text:p>
          </table:table-cell>
          <table:table-cell table:style-name="Table18.H29" office:value-type="string">
            <text:p text:style-name="P7">Byte 6 is self-assigned.</text:p>
          </table:table-cell>
        </table:table-row>
        <text:soft-page-break/>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3</text:p>
          </table:table-cell>
          <table:table-cell table:style-name="Table18.F26" office:value-type="string">
            <text:p text:style-name="P6">*</text:p>
          </table:table-cell>
          <table:table-cell table:style-name="Table18.G29" office:value-type="string">
            <text:p text:style-name="P6">Bob Jacobson</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4</text:p>
          </table:table-cell>
          <table:table-cell table:style-name="Table18.F26" office:value-type="string">
            <text:p text:style-name="P6">*</text:p>
          </table:table-cell>
          <table:table-cell table:style-name="Table18.G29" office:value-type="string">
            <text:p text:style-name="P6">SPCoast</text:p>
          </table:table-cell>
          <table:table-cell table:style-name="Table18.H29" office:value-type="string">
            <text:p text:style-name="P7">For experimental and prototyp efforts. <text:s/>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5</text:p>
          </table:table-cell>
          <table:table-cell table:style-name="Table18.F26" office:value-type="string">
            <text:p text:style-name="P6">*</text:p>
          </table:table-cell>
          <table:table-cell table:style-name="Table18.G29" office:value-type="string">
            <text:p text:style-name="P6">Greg Oberfield</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6</text:p>
          </table:table-cell>
          <table:table-cell table:style-name="Table18.F26" office:value-type="string">
            <text:p text:style-name="P6">*</text:p>
          </table:table-cell>
          <table:table-cell table:style-name="Table18.G29" office:value-type="string">
            <text:p text:style-name="P6">TCH Technology</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7</text:p>
          </table:table-cell>
          <table:table-cell table:style-name="Table18.F26" office:value-type="string">
            <text:p text:style-name="P6">*</text:p>
          </table:table-cell>
          <table:table-cell table:style-name="Table18.G29" office:value-type="string">
            <text:p text:style-name="P6">Mustangpeak</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8</text:p>
          </table:table-cell>
          <table:table-cell table:style-name="Table18.F26" office:value-type="string">
            <text:p text:style-name="P6">*</text:p>
          </table:table-cell>
          <table:table-cell table:style-name="Table18.G29" office:value-type="string">
            <text:p text:style-name="P6">Tom Andersen</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9</text:p>
          </table:table-cell>
          <table:table-cell table:style-name="Table18.F26" office:value-type="string">
            <text:p text:style-name="P6">*</text:p>
          </table:table-cell>
          <table:table-cell table:style-name="Table18.G29" office:value-type="string">
            <text:p text:style-name="P6">Railflyer Technologies Inc.</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A</text:p>
          </table:table-cell>
          <table:table-cell table:style-name="Table18.F26" office:value-type="string">
            <text:p text:style-name="P6">*</text:p>
          </table:table-cell>
          <table:table-cell table:style-name="Table18.G29" office:value-type="string">
            <text:p text:style-name="P6">Telecom Paristech</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B</text:p>
          </table:table-cell>
          <table:table-cell table:style-name="Table18.F26" office:value-type="string">
            <text:p text:style-name="P6">*</text:p>
          </table:table-cell>
          <table:table-cell table:style-name="Table18.G29" office:value-type="string">
            <text:p text:style-name="P6">Geoffrey Crick</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C</text:p>
          </table:table-cell>
          <table:table-cell table:style-name="Table18.F26" office:value-type="string">
            <text:p text:style-name="P6">*</text:p>
          </table:table-cell>
          <table:table-cell table:style-name="Table18.G29" office:value-type="string">
            <text:p text:style-name="P6">Private</text:p>
          </table:table-cell>
          <table:table-cell table:style-name="Table18.H29" office:value-type="string">
            <text:p text:style-name="P7">Private layout. <text:s/>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D</text:p>
          </table:table-cell>
          <table:table-cell table:style-name="Table18.F26" office:value-type="string">
            <text:p text:style-name="P6">*</text:p>
          </table:table-cell>
          <table:table-cell table:style-name="Table18.G29" office:value-type="string">
            <text:p text:style-name="P6">Jan Hnsen</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E</text:p>
          </table:table-cell>
          <table:table-cell table:style-name="Table18.F26" office:value-type="string">
            <text:p text:style-name="P6">*</text:p>
          </table:table-cell>
          <table:table-cell table:style-name="Table18.G29" office:value-type="string">
            <text:p text:style-name="P6">Digital Train Lab</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F</text:p>
          </table:table-cell>
          <table:table-cell table:style-name="Table18.F26" office:value-type="string">
            <text:p text:style-name="P6">*</text:p>
          </table:table-cell>
          <table:table-cell table:style-name="Table18.G29" office:value-type="string">
            <text:p text:style-name="P6">Renato Conca</text:p>
          </table:table-cell>
          <table:table-cell table:style-name="Table18.H29" office:value-type="string">
            <text:p text:style-name="P7">Byte 6 is self-assigned.</text:p>
          </table:table-cell>
        </table:table-row>
        <text:soft-page-break/>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0</text:p>
          </table:table-cell>
          <table:table-cell table:style-name="Table18.F26" office:value-type="string">
            <text:p text:style-name="P6">*</text:p>
          </table:table-cell>
          <table:table-cell table:style-name="Table18.G29" office:value-type="string">
            <text:p text:style-name="P6">Emanuele Zampieri</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1</text:p>
          </table:table-cell>
          <table:table-cell table:style-name="Table18.F26" office:value-type="string">
            <text:p text:style-name="P6">*</text:p>
          </table:table-cell>
          <table:table-cell table:style-name="Table18.G29" office:value-type="string">
            <text:p text:style-name="P6">MicROCZEK</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2</text:p>
          </table:table-cell>
          <table:table-cell table:style-name="Table18.F26" office:value-type="string">
            <text:p text:style-name="P6">*</text:p>
          </table:table-cell>
          <table:table-cell table:style-name="Table18.G29" office:value-type="string">
            <text:p text:style-name="P6">Mikael Sundin</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3</text:p>
          </table:table-cell>
          <table:table-cell table:style-name="Table18.F26" office:value-type="string">
            <text:p text:style-name="P6">*</text:p>
          </table:table-cell>
          <table:table-cell table:style-name="Table18.G29" office:value-type="string">
            <text:p text:style-name="P6">Luc Bos</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4</text:p>
          </table:table-cell>
          <table:table-cell table:style-name="Table18.F26" office:value-type="string">
            <text:p text:style-name="P6">*</text:p>
          </table:table-cell>
          <table:table-cell table:style-name="Table18.G29" office:value-type="string">
            <text:p text:style-name="P6">Balazs Racz</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5</text:p>
          </table:table-cell>
          <table:table-cell table:style-name="Table18.F26" office:value-type="string">
            <text:p text:style-name="P6">*</text:p>
          </table:table-cell>
          <table:table-cell table:style-name="Table18.G29" office:value-type="string">
            <text:p text:style-name="P6">Texas Western Railroad Association</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6</text:p>
          </table:table-cell>
          <table:table-cell table:style-name="Table18.F26" office:value-type="string">
            <text:p text:style-name="P6">*</text:p>
          </table:table-cell>
          <table:table-cell table:style-name="Table18.G29" office:value-type="string">
            <text:p text:style-name="P6">Yuriy Gorvitovskiy</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7</text:p>
          </table:table-cell>
          <table:table-cell table:style-name="Table18.F26" office:value-type="string">
            <text:p text:style-name="P6">*</text:p>
          </table:table-cell>
          <table:table-cell table:style-name="Table18.G29" office:value-type="string">
            <text:p text:style-name="P6">Mustangpeak</text:p>
          </table:table-cell>
          <table:table-cell table:style-name="Table18.H29" office:value-type="string">
            <text:p text:style-name="P7">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8</text:p>
          </table:table-cell>
          <table:table-cell table:style-name="Table18.F26" office:value-type="string">
            <text:p text:style-name="P6">*</text:p>
          </table:table-cell>
          <table:table-cell table:style-name="Table18.G29" office:value-type="string">
            <text:p text:style-name="P6">OpenMRN</text:p>
          </table:table-cell>
          <table:table-cell table:style-name="Table18.H29" office:value-type="string">
            <text:p text:style-name="P7">OpenMRN open source OpenLCB implementation demo applications. <text:s/>Byte 6 is self-assigned.</text:p>
          </table:table-cell>
        </table:table-row>
        <table:table-row>
          <table:table-cell table:style-name="Table18.C29" office:value-type="string">
            <text:p text:style-name="P6">05</text:p>
          </table:table-cell>
          <table:table-cell table:style-name="Table18.B29" office:value-type="string">
            <text:p text:style-name="P6">02</text:p>
          </table:table-cell>
          <table:table-cell table:style-name="Table18.C27" table:number-columns-spanned="2" office:value-type="string">
            <text:p text:style-name="P6">OpenLCB Assigned</text:p>
          </table:table-cell>
          <table:covered-table-cell/>
          <table:table-cell table:style-name="Table18.E28" table:number-columns-spanned="2" office:value-type="string">
            <text:p text:style-name="P6">Self-Assigned</text:p>
          </table:table-cell>
          <table:covered-table-cell/>
          <table:table-cell table:style-name="Table18.G29" office:value-type="string">
            <text:p text:style-name="P6">OpenLCB</text:p>
          </table:table-cell>
          <table:table-cell table:style-name="Table18.H29" office:value-type="string">
            <text:p text:style-name="P7">16-bit assigned ranges.</text:p>
          </table:table-cell>
        </table:table-row>
        <table:table-row>
          <table:table-cell table:style-name="Table18.C29" office:value-type="string">
            <text:p text:style-name="P6">05</text:p>
          </table:table-cell>
          <table:table-cell table:style-name="Table18.B29" office:value-type="string">
            <text:p text:style-name="P6">02</text:p>
          </table:table-cell>
          <table:table-cell table:style-name="Table18.C29" office:value-type="string">
            <text:p text:style-name="P6">1</text:p>
          </table:table-cell>
          <table:table-cell table:style-name="Table18.D28" office:value-type="string">
            <text:p text:style-name="P6">2</text:p>
          </table:table-cell>
          <table:table-cell table:style-name="Table18.E28" table:number-columns-spanned="2" office:value-type="string">
            <text:p text:style-name="P6">Self-Assigned</text:p>
          </table:table-cell>
          <table:covered-table-cell/>
          <table:table-cell table:style-name="Table18.G29" office:value-type="string">
            <text:p text:style-name="P6">Railstars</text:p>
          </table:table-cell>
          <table:table-cell table:style-name="Table18.H29" office:value-type="string">
            <text:p text:style-name="P7"/>
          </table:table-cell>
        </table:table-row>
        <table:table-row>
          <table:table-cell table:style-name="Table18.C29" office:value-type="string">
            <text:p text:style-name="P6">05</text:p>
          </table:table-cell>
          <table:table-cell table:style-name="Table18.B29" office:value-type="string">
            <text:p text:style-name="P6">03</text:p>
          </table:table-cell>
          <table:table-cell table:style-name="Table18.C29" office:value-type="string">
            <text:p text:style-name="P6">*</text:p>
          </table:table-cell>
          <table:table-cell table:style-name="Table18.D29" table:number-columns-spanned="3" office:value-type="string">
            <text:p text:style-name="P6">Self-<text:span text:style-name="T12">A</text:span>ssigned</text:p>
          </table:table-cell>
          <table:covered-table-cell/>
          <table:covered-table-cell/>
          <table:table-cell table:style-name="Table18.G29" office:value-type="string">
            <text:p text:style-name="P6">OpenLCB</text:p>
          </table:table-cell>
          <table:table-cell table:style-name="Table18.H29" office:value-type="string">
            <text:p text:style-name="P7">24-bit assigned ranges. <text:s/>Byte 3 is designated by the OpenLCB group and bytes 4 through 6 are self-assigned.</text:p>
          </table:table-cell>
        </table:table-row>
      </table:table>
      <text:p text:style-name="Standard"><text:soft-page-break/></text:p>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8">no longer valid</text:span>, because locomotive control is being implemented differently than originally conceived. <text:s/>For historical reasons, the values are displayed here. <text:s/><text:span text:style-name="T8">Do not use</text:span> these Unique Identifiers for any reason, as their use has been <text:span text:style-name="T8">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0">Byte 1</text:p>
            </table:table-cell>
            <table:table-cell table:style-name="Table19.A1" office:value-type="string">
              <text:p text:style-name="P10">Byte 2</text:p>
            </table:table-cell>
            <table:table-cell table:style-name="Table19.A1" office:value-type="string">
              <text:p text:style-name="P10">Byte 3</text:p>
            </table:table-cell>
            <table:table-cell table:style-name="Table19.A1" office:value-type="string">
              <text:p text:style-name="P10">Byte 4</text:p>
            </table:table-cell>
            <table:table-cell table:style-name="Table19.A1" office:value-type="string">
              <text:p text:style-name="P10">Byte 5</text:p>
            </table:table-cell>
            <table:table-cell table:style-name="Table19.A1" office:value-type="string">
              <text:p text:style-name="P10">Byte 6</text:p>
            </table:table-cell>
            <table:table-cell table:style-name="Table19.A1" office:value-type="string">
              <text:p text:style-name="P10">Organization</text:p>
            </table:table-cell>
            <table:table-cell table:style-name="Table19.H1" office:value-type="string">
              <text:p text:style-name="P10">Comment</text:p>
            </table:table-cell>
          </table:table-row>
        </table:table-header-rows>
        <table:table-row>
          <table:table-cell table:style-name="Table19.C6" office:value-type="string">
            <text:p text:style-name="P6">06</text:p>
          </table:table-cell>
          <table:table-cell table:style-name="Table19.B6" office:value-type="string">
            <text:p text:style-name="P6">00</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7">DC system</text:p>
          </table:table-cell>
        </table:table-row>
        <table:table-row>
          <table:table-cell table:style-name="Table19.C6" office:value-type="string">
            <text:p text:style-name="P6">06</text:p>
          </table:table-cell>
          <table:table-cell table:style-name="Table19.B6" office:value-type="string">
            <text:p text:style-name="P6">01</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7">DCC operated</text:p>
          </table:table-cell>
        </table:table-row>
        <table:table-row>
          <table:table-cell table:style-name="Table19.C6" office:value-type="string">
            <text:p text:style-name="P6">06</text:p>
          </table:table-cell>
          <table:table-cell table:style-name="Table19.B6" office:value-type="string">
            <text:p text:style-name="P6">02</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7">TMCC operated</text:p>
          </table:table-cell>
        </table:table-row>
        <table:table-row>
          <table:table-cell table:style-name="Table19.C6" office:value-type="string">
            <text:p text:style-name="P6">06</text:p>
          </table:table-cell>
          <table:table-cell table:style-name="Table19.B6" office:value-type="string">
            <text:p text:style-name="P6">03</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7">Marklin/Motorola system</text:p>
          </table:table-cell>
        </table:table-row>
        <table:table-row>
          <table:table-cell table:style-name="Table19.C6" office:value-type="string">
            <text:p text:style-name="P6">06</text:p>
          </table:table-cell>
          <table:table-cell table:style-name="Table19.B6" office:value-type="string">
            <text:p text:style-name="P6">04</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7">MTH DCS</text:p>
          </table:table-cell>
        </table:table-row>
      </table:table>
      <text:p text:style-name="Standard"/>
      <text:h text:style-name="Heading_20_2" text:outline-level="2">RFID and NFC</text:h>
      <text:p text:style-name="Standard">The RFID Unique Identifiers space is reserved for further s<text:span text:style-name="T16">tandardization</text:span> in the future. <text:s/>Do not use this space before contacting the OpenLCB organization first.</text:p>
      <text:h text:style-name="Heading_20_2" text:outline-level="2">Temporary Assigned by Software at Runtime</text:h>
      <text:p text:style-name="Standard">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p>
      <text:p text:style-name="Standard"><text:soft-page-break/>These Unique Identifiers are assigned on a leased basis. <text:s/>A temporary (leased) Unique Identifier server will issue a Unique Identifier that is valid for a designated period of time. <text:s/>When the lease period is up, the Unique Identifier server may re-issue the same Unique Identifier to another node as needed. <text:s/>The Unique Identifier server and client can periodically negotiate an extension of the lease indefinitely.</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0">Byte 1</text:p>
            </table:table-cell>
            <table:table-cell table:style-name="Table6.A1" office:value-type="string">
              <text:p text:style-name="P10">Byte 2</text:p>
            </table:table-cell>
            <table:table-cell table:style-name="Table6.A1" office:value-type="string">
              <text:p text:style-name="P10">Byte 3</text:p>
            </table:table-cell>
            <table:table-cell table:style-name="Table6.A1" office:value-type="string">
              <text:p text:style-name="P10">Byte 4</text:p>
            </table:table-cell>
            <table:table-cell table:style-name="Table6.A1" office:value-type="string">
              <text:p text:style-name="P10">Byte 5</text:p>
            </table:table-cell>
            <table:table-cell table:style-name="Table6.A1" office:value-type="string">
              <text:p text:style-name="P10">Byte 6</text:p>
            </table:table-cell>
            <table:table-cell table:style-name="Table6.A1" office:value-type="string">
              <text:p text:style-name="P10">Organization</text:p>
            </table:table-cell>
            <table:table-cell table:style-name="Table6.H1" office:value-type="string">
              <text:p text:style-name="P10">Comment</text:p>
            </table:table-cell>
          </table:table-row>
        </table:table-header-rows>
        <table:table-row>
          <table:table-cell table:style-name="Table6.C5" office:value-type="string">
            <text:p text:style-name="P6">0<text:span text:style-name="T13">8</text:span></text:p>
          </table:table-cell>
          <table:table-cell table:style-name="Table6.B5" office:value-type="string">
            <text:p text:style-name="P6">00</text:p>
          </table:table-cell>
          <table:table-cell table:style-name="Table6.C5" office:value-type="string">
            <text:p text:style-name="P6">00</text:p>
          </table:table-cell>
          <table:table-cell table:style-name="Table6.D5" table:number-columns-spanned="3" office:value-type="string">
            <text:p text:style-name="P6">Sequentially Assigned Values</text:p>
          </table:table-cell>
          <table:covered-table-cell/>
          <table:covered-table-cell/>
          <table:table-cell table:style-name="Table6.G5" office:value-type="string">
            <text:p text:style-name="P6">OpenLCB</text:p>
          </table:table-cell>
          <table:table-cell table:style-name="Table6.H5" office:value-type="string">
            <text:p text:style-name="P7">Allocated through OpenLCB.org</text:p>
          </table:table-cell>
        </table:table-row>
        <table:table-row>
          <table:table-cell table:style-name="Table6.C5" office:value-type="string">
            <text:p text:style-name="P6">0<text:span text:style-name="T13">8</text:span></text:p>
          </table:table-cell>
          <table:table-cell table:style-name="Table6.B5" office:value-type="string">
            <text:p text:style-name="P6">00</text:p>
          </table:table-cell>
          <table:table-cell table:style-name="Table6.C5" office:value-type="string">
            <text:p text:style-name="P6">*</text:p>
          </table:table-cell>
          <table:table-cell table:style-name="Table6.D5" table:number-columns-spanned="3" office:value-type="string">
            <text:p text:style-name="P6">Sequentially Assigned Values</text:p>
          </table:table-cell>
          <table:covered-table-cell/>
          <table:covered-table-cell/>
          <table:table-cell table:style-name="Table6.G5" office:value-type="string">
            <text:p text:style-name="P6">OpenLCB</text:p>
          </table:table-cell>
          <table:table-cell table:style-name="Table6.H5" office:value-type="string">
            <text:p text:style-name="P7">Reserved for OpenLCB.org future expansion</text:p>
          </table:table-cell>
        </table:table-row>
        <table:table-row>
          <table:table-cell table:style-name="Table6.C5" office:value-type="string">
            <text:p text:style-name="P6">0<text:span text:style-name="T13">8</text:span></text:p>
          </table:table-cell>
          <table:table-cell table:style-name="Table6.B5" office:value-type="string">
            <text:p text:style-name="P6">01</text:p>
          </table:table-cell>
          <table:table-cell table:style-name="Table6.C5" office:value-type="string">
            <text:p text:style-name="P6">DCC ID</text:p>
          </table:table-cell>
          <table:table-cell table:style-name="Table6.D5" table:number-columns-spanned="3" office:value-type="string">
            <text:p text:style-name="P6">Self-Assigned</text:p>
          </table:table-cell>
          <table:covered-table-cell/>
          <table:covered-table-cell/>
          <table:table-cell table:style-name="Table6.G5" office:value-type="string">
            <text:p text:style-name="P6">DCC Manufacturer</text:p>
          </table:table-cell>
          <table:table-cell table:style-name="Table6.H5" office:value-type="string">
            <text:p text:style-name="P7">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C5" office:value-type="string">
            <text:p text:style-name="P6">0<text:span text:style-name="T13">8</text:span></text:p>
          </table:table-cell>
          <table:table-cell table:style-name="Table6.B5" office:value-type="string">
            <text:p text:style-name="P6">02</text:p>
          </table:table-cell>
          <table:table-cell table:style-name="Table6.C5" office:value-type="string">
            <text:p text:style-name="P6">00</text:p>
          </table:table-cell>
          <table:table-cell table:style-name="Table6.D5" table:number-columns-spanned="3" office:value-type="string">
            <text:p text:style-name="P6">Self-Assigned</text:p>
          </table:table-cell>
          <table:covered-table-cell/>
          <table:covered-table-cell/>
          <table:table-cell table:style-name="Table6.G5" office:value-type="string">
            <text:p text:style-name="P6">Private</text:p>
          </table:table-cell>
          <table:table-cell table:style-name="Table6.H5" office:value-type="string">
            <text:p text:style-name="P7">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0">Byte 1</text:p>
            </table:table-cell>
            <table:table-cell table:style-name="Table9.A1" office:value-type="string">
              <text:p text:style-name="P10">Byte 2</text:p>
            </table:table-cell>
            <table:table-cell table:style-name="Table9.A1" office:value-type="string">
              <text:p text:style-name="P10">Byte 3</text:p>
            </table:table-cell>
            <table:table-cell table:style-name="Table9.A1" office:value-type="string">
              <text:p text:style-name="P10">Byte 4</text:p>
            </table:table-cell>
            <table:table-cell table:style-name="Table9.A1" office:value-type="string">
              <text:p text:style-name="P10">Byte 5</text:p>
            </table:table-cell>
            <table:table-cell table:style-name="Table9.A1" office:value-type="string">
              <text:p text:style-name="P10">Byte 6</text:p>
            </table:table-cell>
            <table:table-cell table:style-name="Table9.A1" office:value-type="string">
              <text:p text:style-name="P10">Organization</text:p>
            </table:table-cell>
            <table:table-cell table:style-name="Table9.H1" office:value-type="string">
              <text:p text:style-name="P10">Comment</text:p>
            </table:table-cell>
          </table:table-row>
        </table:table-header-rows>
        <table:table-row>
          <table:table-cell table:style-name="Table9.C3" office:value-type="string">
            <text:p text:style-name="P6">00</text:p>
          </table:table-cell>
          <table:table-cell table:style-name="Table9.B3" office:value-type="string">
            <text:p text:style-name="P6">*</text:p>
          </table:table-cell>
          <table:table-cell table:style-name="Table9.C3" office:value-type="string">
            <text:p text:style-name="P6">*</text:p>
          </table:table-cell>
          <table:table-cell table:style-name="Table9.D3" office:value-type="string">
            <text:p text:style-name="P6">*</text:p>
          </table:table-cell>
          <table:table-cell table:style-name="Table9.F3" office:value-type="string">
            <text:p text:style-name="P6">*</text:p>
          </table:table-cell>
          <table:table-cell table:style-name="Table9.F3" office:value-type="string">
            <text:p text:style-name="P6">*</text:p>
          </table:table-cell>
          <table:table-cell table:style-name="Table9.G3" office:value-type="string">
            <text:p text:style-name="P6">OpenLCB</text:p>
          </table:table-cell>
          <table:table-cell table:style-name="Table9.H3" office:value-type="string">
            <text:p text:style-name="P7">Shall not be used at any point.</text:p>
          </table:table-cell>
        </table:table-row>
        <table:table-row>
          <table:table-cell table:style-name="Table9.C3" office:value-type="string">
            <text:p text:style-name="P6">FF</text:p>
          </table:table-cell>
          <table:table-cell table:style-name="Table9.B3" office:value-type="string">
            <text:p text:style-name="P6">*</text:p>
          </table:table-cell>
          <table:table-cell table:style-name="Table9.C3" office:value-type="string">
            <text:p text:style-name="P6">*</text:p>
          </table:table-cell>
          <table:table-cell table:style-name="Table9.D3" office:value-type="string">
            <text:p text:style-name="P6">*</text:p>
          </table:table-cell>
          <table:table-cell table:style-name="Table9.F3" office:value-type="string">
            <text:p text:style-name="P6">*</text:p>
          </table:table-cell>
          <table:table-cell table:style-name="Table9.F3" office:value-type="string">
            <text:p text:style-name="P6">*</text:p>
          </table:table-cell>
          <table:table-cell table:style-name="Table9.G3" office:value-type="string">
            <text:p text:style-name="P6">OpenLCB</text:p>
          </table:table-cell>
          <table:table-cell table:style-name="Table9.H3" office:value-type="string">
            <text:p text:style-name="P7">Shall not be used at any point.</text:p>
          </table:table-cell>
        </table:table-row>
      </table:table>
      <text:p text:style-name="Standard"/>
      <text:p text:style-name="Standard"/>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text:tab/>1</text:p>
          <text:p text:style-name="P23"><text:s/>3 References and Context (Informative)<text:tab/>1</text:p>
          <text:p text:style-name="P23"><text:s/>4 Format<text:tab/>1</text:p>
          <text:p text:style-name="P23"><text:s/>5 Allocation (Normative)<text:tab/>1</text:p>
          <text:p text:style-name="P24"><text:s/>5.1 Overview<text:tab/>2</text:p>
          <text:p text:style-name="P24"><text:s/>5.2 Reserved Leading Zero<text:tab/>2</text:p>
          <text:p text:style-name="P24"><text:s/>5.3 Well-Known Global Identifiers<text:tab/>3</text:p>
          <text:p text:style-name="P24"><text:s/>5.4 Manufacture Specific<text:tab/>3</text:p>
          <text:p text:style-name="P24"><text:s/>5.5 Self-Assigning Groups<text:tab/>4</text:p>
          <text:p text:style-name="P24"><text:s/>5.6 Assigned by Software at Runtime<text:tab/>5</text:p>
          <text:p text:style-name="P24"><text:s/>5.7 Specifically Assigned by Request<text:tab/>5</text:p>
          <text:p text:style-name="P24"><text:s/>5.8 Locomotive Control Systems<text:tab/>8</text:p>
          <text:p text:style-name="P24"><text:s/>5.9 RFID and NFC<text:tab/>8</text:p>
          <text:p text:style-name="P24"><text:s/>5.10 Temporary Assigned by Software at Runtime<text:tab/>8</text:p>
          <text:p text:style-name="P24"><text:s/>5.11 Reserved Unique Identifier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4766*"/>
    </style:style>
    <style:style style:name="Table1.B" style:family="table-column">
      <style:table-column-properties style:column-width="0.0597in" style:rel-column-width="86*"/>
    </style:style>
    <style:style style:name="Table1.C" style:family="table-column">
      <style:table-column-properties style:column-width="1.6299in" style:rel-column-width="2347*"/>
    </style:style>
    <style:style style:name="Table1.D" style:family="table-column">
      <style:table-column-properties style:column-width="1.3111in" style:rel-column-width="1888*"/>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style:vertical-align="top" fo:padding="0.075in" fo:border="none"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075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23ee71" officeooo:paragraph-rsid="0023ee71"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26d676" style:font-size-asian="8pt" style:font-size-complex="8pt"/>
    </style:style>
    <style:style style:name="MT4" style:family="text">
      <style:text-properties fo:font-size="8pt" officeooo:rsid="00262254"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5-02-08T22:55:01.530450722">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3"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2" table:number-columns-spanned="2" office:value-type="string">
              <text:p text:style-name="MP7">Unique Identifiers</text:p>
            </table:table-cell>
            <table:covered-table-cell/>
          </table:table-row>
          <table:table-row table:style-name="Table1.1">
            <table:covered-table-cell/>
            <table:table-cell table:style-name="Table1.B3" office:value-type="string">
              <text:p text:style-name="MP6"/>
            </table:table-cell>
            <table:table-cell table:style-name="Table1.C3" office:value-type="string">
              <text:p text:style-name="MP8"><text:date style:data-style-name="N75" text:date-value="2015-02-08T22:55:01.534902141">Feb 8, 2015</text:date></text:p>
            </table:table-cell>
            <table:table-cell table:style-name="Table1.D3"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4">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0</text:page-count></text:span></text:span><text:span text:style-name="Page_20_Number"><text:span text:style-name="MT6"> - </text:span></text:span><text:span text:style-name="Page_20_Number"><text:span text:style-name="MT2"><text:date style:data-style-name="N75" text:date-value="2015-02-08T22:55:01.537023810">Feb 8,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37</meta:editing-cycles>
    <meta:editing-duration>P1DT5H57M8S</meta:editing-duration>
    <meta:generator>LibreOffice/4.2.7.2$Linux_X86_64 LibreOffice_project/420m0$Build-2</meta:generator>
    <dc:date>2015-02-08T22:55:01.471035410</dc:date>
    <dc:creator>Stuart Baker</dc:creator>
    <meta:printed-by>Bob Jacobsen</meta:printed-by>
    <meta:print-date>2010-10-24T14:21:59</meta:print-date>
    <meta:document-statistic meta:table-count="11" meta:image-count="1" meta:object-count="0" meta:page-count="10" meta:paragraph-count="644" meta:word-count="2087" meta:character-count="11886" meta:non-whitespace-character-count="10378"/>
    <meta:user-defined meta:name="Info 1"/>
    <meta:user-defined meta:name="Info 2"/>
    <meta:user-defined meta:name="Info 3"/>
    <meta:user-defined meta:name="Info 4"/>
  </office:meta>
</office:document-meta>
</file>